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ae0" officeooo:paragraph-rsid="000c7a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gle Drive Link to Presentation: <text:a xlink:type="simple" xlink:href="https://docs.google.com/presentation/d/1qQrt6nPmCGr5AmYRnDxfDgu4rBsR4m5eDQV6xvMalq8/edit#slide=id.g8798eb4c44_0_0" text:style-name="Internet_20_link" text:visited-style-name="Visited_20_Internet_20_Link">https://docs.google.com/presentation/d/1qQrt6nPmCGr5AmYRnDxfDgu4rBsR4m5eDQV6xvMalq8/edit#slide=id.g8798eb4c44_0_0</text:a></text:p>
      <text:p text:style-name="P1"/>
      <text:p text:style-name="P1">The presentation wad made in Google Drive, so all the notes under the slides are visabl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3:08:13.867000000</meta:creation-date>
    <dc:date>2021-11-11T13:09:44.603000000</dc:date>
    <meta:editing-duration>PT1M31S</meta:editing-duration>
    <meta:editing-cycles>1</meta:editing-cycles>
    <meta:document-statistic meta:table-count="0" meta:image-count="0" meta:object-count="0" meta:page-count="1" meta:paragraph-count="2" meta:word-count="22" meta:character-count="238" meta:non-whitespace-character-count="217"/>
    <meta:generator>LibreOffice/7.2.0.4$Windows_X86_64 LibreOffice_project/9a9c6381e3f7a62afc1329bd359cc48accb6435b</meta:generator>
  </office:meta>
</office:document-meta>
</file>